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adornments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P5" style:family="paragraph" style:parent-style-name="Text_20_body">
      <style:paragraph-properties fo:margin-left="0.609cm" fo:margin-right="0cm" fo:text-indent="-0.594cm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609cm" fo:margin-right="0cm" fo:text-indent="-0.594cm" style:auto-text-indent="false">
        <style:tab-stops/>
      </style:paragraph-properties>
    </style:style>
    <style:style style:name="P7" style:family="paragraph" style:parent-style-name="Text_20_body">
      <style:paragraph-properties fo:margin-left="0.609cm" fo:margin-right="0cm" fo:text-indent="-0.594cm" style:auto-text-indent="false">
        <style:tab-stops/>
      </style:paragraph-properties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P8" style:family="paragraph" style:parent-style-name="Text_20_body">
      <style:text-properties style:font-name="Bitstream Vera Sans" fo:font-style="normal" style:font-name-asian="Lucida Sans Unicode" style:font-style-asian="normal" style:font-name-complex="Tahoma" style:font-style-complex="normal"/>
    </style:style>
    <style:style style:name="P9" style:family="paragraph" style:parent-style-name="Text_20_body"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P10" style:family="paragraph" style:parent-style-name="Heading_20_2">
      <style:text-properties fo:font-style="italic" style:font-style-asian="italic" style:font-style-complex="italic"/>
    </style:style>
    <style:style style:name="P11" style:family="paragraph" style:parent-style-name="Heading_20_2">
      <style:text-properties style:font-name="Bitstream Vera Sans" fo:font-style="italic" style:font-name-asian="Lucida Sans Unicode" style:font-style-asian="italic" style:font-name-complex="Tahoma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style:font-name="Wingdings" fo:font-style="normal" style:font-name-asian="Wingdings" style:font-style-asian="normal" style:font-name-complex="Wingdings" style:font-style-complex="normal"/>
    </style:style>
    <style:style style:name="T7" style:family="text">
      <style:text-properties style:font-name="Wingdings" fo:font-weight="bold" style:font-name-asian="Wingdings" style:font-weight-asian="bold" style:font-name-complex="Wingdings" style:font-weight-complex="bold"/>
    </style:style>
    <style:style style:name="T8" style:family="text">
      <style:text-properties style:font-name="Bitstream Vera Sans" style:font-name-asian="Lucida Sans Unicode" style:font-name-complex="Tahoma"/>
    </style:style>
    <style:style style:name="T9" style:family="text">
      <style:text-properties style:font-name="Bitstream Vera Sans" fo:font-style="normal" style:font-name-asian="Lucida Sans Unicode" style:font-style-asian="normal" style:font-name-complex="Tahoma" style:font-style-complex="normal"/>
    </style:style>
    <style:style style:name="T10" style:family="text">
      <style:text-properties style:font-name="Bitstream Vera Sans" fo:font-style="normal" fo:font-weight="bold" style:font-name-asian="Lucida Sans Unicode" style:font-style-asian="normal" style:font-weight-asian="bold" style:font-name-complex="Tahoma" style:font-style-complex="normal" style:font-weight-complex="bold"/>
    </style:style>
    <style:style style:name="T11" style:family="text">
      <style:text-properties style:font-name="Bitstream Vera Sans" fo:font-style="normal" style:text-underline-style="none" style:font-name-asian="Lucida Sans Unicode" style:font-style-asian="normal" style:font-name-complex="Tahoma" style:font-style-complex="normal"/>
    </style:style>
    <style:style style:name="T12" style:family="text"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font-name="Bitstream Vera Sans" fo:font-style="italic" style:font-name-asian="Lucida Sans Unicode" style:font-style-asian="italic" style:font-name-complex="Tahoma" style:font-style-complex="italic"/>
    </style:style>
    <style:style style:name="T14" style:family="text">
      <style:text-properties style:font-name="Bitstream Vera Sans" fo:font-style="italic" style:text-underline-style="none" style:font-name-asian="Lucida Sans Unicode" style:font-style-asian="italic" style:font-name-complex="Tahoma" style:font-style-complex="italic"/>
    </style:style>
    <style:style style:name="T15" style:family="text">
      <style:text-properties style:font-name="Bitstream Vera Sans" fo:font-style="italic" fo:font-weight="bold" style:font-name-asian="Lucida Sans Unicode" style:font-style-asian="italic" style:font-weight-asian="bold" style:font-name-complex="Tahoma" style:font-style-complex="italic" style:font-weight-complex="bold"/>
    </style:style>
    <style:style style:name="T16" style:family="text">
      <style:text-properties style:font-name="Bitstream Vera Sans" fo:font-style="italic" fo:font-weight="normal" style:font-name-asian="Lucida Sans Unicode" style:font-style-asian="italic" style:font-weight-asian="normal" style:font-name-complex="Tahoma" style:font-style-complex="italic" style:font-weight-complex="normal"/>
    </style:style>
    <style:style style:name="T17" style:family="text">
      <style:text-properties style:font-name="Bitstream Vera Sans" fo:font-weight="bold" style:font-name-asian="Lucida Sans Unicode" style:font-weight-asian="bold" style:font-name-complex="Tahom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iling a working GNU toolchain under Windows</text:h>
      <text:h text:style-name="Heading_20_2" text:outline-level="2">Introduction</text:h>
      <text:p text:style-name="Text_20_body">Compiling a GNU toolchain under Windows can be a pain in the ass. The special challenge lies in getting the include directory pathes relative, so that relocating the toolchain is possible without hacking the tool flags.</text:p>
      <text:p text:style-name="Text_20_body">While this is automated for ReactOS through the <text:span text:style-name="T1">buildtoolchain.sh</text:span><text:span text:style-name="T3"> script now, I'm giving some hints here for manually compiling it, so you don't run into the same problems I have gone through. This can also be useful for compiling a later version of the tools if my script should fail for them.</text:span></text:p>
      <text:h text:style-name="P10" text:outline-level="2">General notes</text:h>
      <text:p text:style-name="Text_20_body"><text:span text:style-name="T6"></text:span><text:span text:style-name="T9"> </text:span><text:span text:style-name="T10">Use MSYS as the build environment for this tutorial</text:span></text:p>
      <text:p text:style-name="Text_20_body"><text:span text:style-name="T9">While Cygwin might look like a better alternative for getting the include directories right (since it doesn't do implicit path translation), you can only build a mingw32 compiler as a cross compiler with it. This is not what we want to do here (and it probably gets us into many other problems).</text:span></text:p>
      <text:p text:style-name="P8"/>
      <text:p text:style-name="Text_20_body"><text:span text:style-name="T6"></text:span><text:span text:style-name="T9"> </text:span><text:span text:style-name="T10">MSYS does an implicit path translation</text:span></text:p>
      <text:p text:style-name="P3"><text:span text:style-name="T9">MSYS implicitly translates Unix pathes (like </text:span><text:span text:style-name="T13">/mingw</text:span><text:span text:style-name="T9">) to their Win32 equivalents. While this usually helps, it can get you into serious trouble when trying to get the built-in include directories relative in gcc.</text:span></text:p>
      <text:p text:style-name="P3"><text:span text:style-name="T9">A way to avoid such a translation is passing a Win32 path with Unix slashes (like </text:span><text:span text:style-name="T1">c:/buildtoolchain</text:span><text:span text:style-name="T9">). I currently do this for the </text:span><text:span text:style-name="T13">--prefix</text:span><text:span text:style-name="T9"> parameter when compiling gcc. Still, this doesn't work well for the whole compilation process, so other hacks are necessary (see </text:span><text:span text:style-name="T13">Specific problems</text:span><text:span text:style-name="T9"> section).</text:span></text:p>
      <text:p text:style-name="P4"/>
      <text:p text:style-name="P3"><text:span text:style-name="T6"></text:span><text:span text:style-name="T9"> </text:span><text:span text:style-name="T10">Don't build a cross compiler</text:span></text:p>
      <text:p text:style-name="P3"><text:span text:style-name="T9">Specifying </text:span><text:span text:style-name="T13">--target=mingw32</text:span><text:span text:style-name="T9"> without </text:span><text:span text:style-name="T13">--host=mingw32</text:span><text:span text:style-name="T9"> will compile the build tools as cross compilers, because the implicit values for these variables are </text:span><text:span text:style-name="T14">i686-pc-</text:span><text:span text:style-name="T11">mingw32 and a cross compiler will always be built if the values are not exactly the same</text:span><text:span text:style-name="T9">. This usually gets you into even more troubles, so avoid building a cross compiler.</text:span></text:p>
      <text:p text:style-name="P3"><text:span text:style-name="T9">It's the easiest here to drop </text:span><text:span text:style-name="T13">--host</text:span><text:span text:style-name="T9"> and </text:span><text:span text:style-name="T13">--target</text:span><text:span text:style-name="T9"> parameters entirely, they will be set to </text:span><text:span text:style-name="T13">i686-pc-mingw32</text:span><text:span text:style-name="T9"> automatically then.</text:span></text:p>
      <text:h text:style-name="P11" text:outline-level="2">Specific problems</text:h>
      <text:p text:style-name="P5"><text:span text:style-name="T7"></text:span><text:span text:style-name="T17"> </text:span><text:span text:style-name="T15">make</text:span><text:span text:style-name="T17"> fails with </text:span><text:span text:style-name="T15">The directory that should contain system headers does not exist</text:span></text:p>
      <text:p text:style-name="P4">The <text:span text:style-name="T1">mingw-runtime</text:span> and <text:span text:style-name="T1">w32api</text:span> headers and libraries must go to their appropriate subdirectories in <text:span text:style-name="T1">/mingw</text:span>. No other path is possible here, this one is <text:soft-page-break/>hardcoded into gcc.</text:p>
      <text:p text:style-name="P4"/>
      <text:p text:style-name="P7"><text:span text:style-name="T7"></text:span><text:span text:style-name="T4"> </text:span><text:span text:style-name="T2">make</text:span><text:span text:style-name="T4"> fails with </text:span><text:span text:style-name="T2">error: stdio.h: No such file or directory</text:span><text:span text:style-name="T4"> when running </text:span><text:span text:style-name="T2">xgcc</text:span></text:p>
      <text:p text:style-name="Text_20_body">The headers and library files of <text:span text:style-name="T1">mingw-runtime</text:span> and <text:span text:style-name="T1">w32api</text:span> also need to go to their appropriate subdirectories in the target subdirectory of the prefix directory (e.g. <text:span text:style-name="T1">c:/buildtoolchain/mingw/i686-pc-mingw32</text:span><text:span text:style-name="T3">) in addition to </text:span><text:span text:style-name="T1">/mingw</text:span><text:span text:style-name="T3">.</text:span></text:p>
      <text:p text:style-name="P4"/>
      <text:p text:style-name="P6"><text:span text:style-name="T7"></text:span><text:span text:style-name="T17"> </text:span><text:span text:style-name="T15">make</text:span><text:span text:style-name="T17"> </text:span><text:span text:style-name="T10">fails</text:span><text:span text:style-name="T17"> with </text:span><text:bookmark text:name="comment_text_0"/><text:span text:style-name="T15">*** target pattern contains no `%'. Stop.</text:span></text:p>
      <text:p text:style-name="Text_20_body"><text:span text:style-name="T12">The </text:span><text:bookmark text:name="comment_text_8"/><text:span text:style-name="T1">ORIGINAL_LD_FOR_TARGET</text:span><text:span text:style-name="T12"> variable was probably set wrong due to MSYS' path translation not working well here. You can work around this problem by adding </text:span><text:span text:style-name="T16">--with-ld=/bin/ld</text:span><text:span text:style-name="T12"> to the parameters of the gcc </text:span><text:span text:style-name="T16">configure</text:span><text:span text:style-name="T12"> script.</text:span></text:p>
      <text:p text:style-name="P4"/>
      <text:p text:style-name="P6"><text:span text:style-name="T5"></text:span><text:span text:style-name="T8"> </text:span><text:span text:style-name="T15">make install</text:span><text:span text:style-name="T17"> fails with </text:span><text:span text:style-name="T15">tar: unable to record current working directory</text:span></text:p>
      <text:p text:style-name="P2"><text:span text:style-name="T8">This is a problem in the current </text:span><text:span text:style-name="T13">tar</text:span><text:span text:style-name="T8"> version of MSYS 1.0.10 (see </text:span><text:a xlink:type="simple" xlink:href="http://sourceforge.net/tracker/index.php?func=detail&amp;aid=2504634&amp;group_id=2435&amp;atid=102435"><text:span text:style-name="T8">here</text:span></text:a><text:span text:style-name="T8">). Please download the latest preview version of </text:span><text:span text:style-name="T13">tar</text:span><text:span text:style-name="T8"> from the MinGW project page and try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fo:font-style="normal" fo:font-weight="normal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Compiling a working GNU toolchain under Windows.odt</text:file-name>, written by <text:initial-creator>Colin Finck</text:initial-creator> on <text:date style:data-style-name="N84" text:date-value="2009-04-25T12:57:35.15" text:fixed="true">2009-04-2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12:57:35.15</meta:creation-date>
    <meta:editing-duration>PT01H00M32S</meta:editing-duration>
    <meta:editing-cycles>26</meta:editing-cycles>
    <meta:generator>OpenOffice.org/3.0$Win32 OpenOffice.org_project/300m15$Build-9379</meta:generator>
    <meta:initial-creator>Colin Finck</meta:initial-creator>
    <dc:date>2009-04-25T15:43:06.78</dc:date>
    <dc:creator>Colin Finck</dc:creator>
    <meta:document-statistic meta:table-count="0" meta:image-count="0" meta:object-count="0" meta:page-count="2" meta:paragraph-count="23" meta:word-count="516" meta:character-count="3145"/>
    <meta:user-defined meta:name="Info 1"/>
    <meta:user-defined meta:name="Info 2"/>
    <meta:user-defined meta:name="Info 3"/>
    <meta:user-defined meta:name="Info 4"/>
  </office:meta>
</office:document-meta>
</file>